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505e"/>
    </style:style>
    <style:style style:name="P2" style:family="paragraph" style:parent-style-name="Standard">
      <style:text-properties officeooo:paragraph-rsid="0009344c"/>
    </style:style>
    <style:style style:name="P3" style:family="paragraph" style:parent-style-name="Standard">
      <style:text-properties officeooo:paragraph-rsid="0008505e"/>
    </style:style>
    <style:style style:name="P4" style:family="paragraph" style:parent-style-name="Standard">
      <style:text-properties officeooo:rsid="000aa4bd" officeooo:paragraph-rsid="000aa4b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08505e" style:font-weight-asian="bold" style:font-weight-complex="bold"/>
    </style:style>
    <style:style style:name="P7" style:family="paragraph" style:parent-style-name="Standard">
      <style:text-properties fo:font-weight="bold" officeooo:rsid="000b97be" officeooo:paragraph-rsid="000b97be" style:font-weight-asian="bold" style:font-weight-complex="bold"/>
    </style:style>
    <style:style style:name="P8" style:family="paragraph" style:parent-style-name="Standard">
      <style:text-properties fo:font-weight="bold" officeooo:rsid="000d45bd" officeooo:paragraph-rsid="000d45bd" style:font-weight-asian="bold" style:font-weight-complex="bold"/>
    </style:style>
    <style:style style:name="P9" style:family="paragraph" style:parent-style-name="Standard">
      <style:text-properties fo:font-weight="bold" officeooo:rsid="000aa4bd" officeooo:paragraph-rsid="000aa4bd" style:font-weight-asian="bold" style:font-weight-complex="bold"/>
    </style:style>
    <style:style style:name="P10" style:family="paragraph" style:parent-style-name="Standard">
      <style:text-properties officeooo:rsid="000b97be" officeooo:paragraph-rsid="000b97be"/>
    </style:style>
    <style:style style:name="P11" style:family="paragraph" style:parent-style-name="Standard">
      <style:text-properties officeooo:rsid="000d45bd"/>
    </style:style>
    <style:style style:name="P12" style:family="paragraph" style:parent-style-name="Standard">
      <style:text-properties officeooo:rsid="000d45bd" officeooo:paragraph-rsid="000d45bd"/>
    </style:style>
    <style:style style:name="P13" style:family="paragraph" style:parent-style-name="Standard">
      <style:text-properties officeooo:rsid="000ff011" officeooo:paragraph-rsid="000ff011"/>
    </style:style>
    <style:style style:name="P14" style:family="paragraph" style:parent-style-name="Standard">
      <style:text-properties officeooo:rsid="00113b3c" officeooo:paragraph-rsid="00113b3c"/>
    </style:style>
    <style:style style:name="P15" style:family="paragraph" style:parent-style-name="Standard">
      <style:text-properties officeooo:rsid="0012b2f6" officeooo:paragraph-rsid="0012b2f6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3">M_pca = 200:</text:p>
      <text:p text:style-name="P13">average reconstruction error of incremental PCA: <text:s/>539.3383530927609</text:p>
      <text:p text:style-name="Standard"/>
      <text:p text:style-name="Standard">average reconstruction error for batch PCA: <text:s/>639.688351857587</text:p>
      <text:p text:style-name="Standard">average reconstruction error for only first training: <text:s/>2.5181639462439474e+75</text:p>
      <text:p text:style-name="Standard"/>
      <text:p text:style-name="Standard"/>
      <text:p text:style-name="Standard"/>
      <text:p text:style-name="P14">M_pca = 500:</text:p>
      <text:p text:style-name="P14">average reconstruction error of incremental PCA: <text:s/>539.3383530927608</text:p>
      <text:p text:style-name="P14">average reconstruction error for batch PCA: <text:s/>543.8215743783782</text:p>
      <text:p text:style-name="Standard">average reconstruction error for only first training: <text:s/>1127.9469766111235</text:p>
      <text:p text:style-name="Standard"/>
      <text:p text:style-name="P14">M_pca = 10:</text:p>
      <text:p text:style-name="P14">average reconstruction error of incremental PCA: <text:s/>981.7910602319176</text:p>
      <text:p text:style-name="P14">average reconstruction error for batch PCA: <text:s/>1226.9637702359346</text:p>
      <text:p text:style-name="Standard">average reconstruction error for only first training: <text:s/>1477.4660814720808</text:p>
      <text:p text:style-name="Standard"/>
      <text:p text:style-name="Standard"/>
      <text:p text:style-name="Standard"/>
      <text:p text:style-name="Standard"/>
      <text:p text:style-name="P15">this is the key:</text:p>
      <text:p text:style-name="P15">w_pca_batch.shape = <text:s/>(10, 2576)</text:p>
      <text:p text:style-name="Standard"/>
      <text:p text:style-name="Standard"/>
      <text:p text:style-name="Standard">W_pca_merge.shape = <text:s/>(21, 2576)</text:p>
      <text:p text:style-name="Standard">W_pca_merge.shape = <text:s/>(32, 2576)</text:p>
      <text:p text:style-name="Standard">W_pca_merge.shape = <text:s/>(43, 2576)</text:p>
      <text:p text:style-name="Standard">w_pca_merge1234.shape = <text:s/>(43, 2576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09:00:03.858385642</meta:creation-date>
    <dc:date>2020-10-24T12:09:12.100870785</dc:date>
    <meta:editing-duration>PT2M41S</meta:editing-duration>
    <meta:editing-cycles>1</meta:editing-cycles>
    <meta:document-statistic meta:table-count="0" meta:image-count="0" meta:object-count="0" meta:page-count="3" meta:paragraph-count="18" meta:word-count="99" meta:character-count="820" meta:non-whitespace-character-count="725"/>
    <meta:generator>LibreOffice/6.4.4.2$Linux_X86_64 LibreOffice_project/40$Build-2</meta:generator>
  </office:meta>
</office:document-meta>
</file>